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1.15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88cm solid #000000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visibility="collapse" table:default-cell-style-name="ce3"/>
        <table:table-column table:style-name="co3" table:default-cell-style-name="ce3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row table:style-name="ro3">
          <table:table-cell table:style-name="ce1"/>
          <table:table-cell table:style-name="ce4" office:value-type="string">
            <text:p>2011-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 office:value-type="string">
            <text:p>20355 - Aplicacions Estadístique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 office:value-type="string">
            <text:p>Grup 6, 2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 office:value-type="string">
            <text:p>NO</text:p>
          </table:table-cell>
          <table:table-cell table:style-name="ce5" office:value-type="string">
            <text:p>NOTES CONTROL 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6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2" office:value-type="string">
            <text:p>Identificació</text:p>
          </table:table-cell>
          <table:table-cell table:style-name="ce7" office:value-type="string">
            <text:p>Nom</text:p>
          </table:table-cell>
          <table:table-cell table:style-name="ce8" office:value-type="string">
            <text:p>P1 (sobre 75)</text:p>
          </table:table-cell>
          <table:table-cell table:style-name="ce8" office:value-type="string">
            <text:p>P2 (sobre 40)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Nota</text:p>
          </table:table-cell>
          <table:table-cell table:number-columns-repeated="2"/>
        </table:table-row>
        <table:table-row table:style-name="ro2"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40">
            <text:p>40</text:p>
          </table:table-cell>
          <table:table-cell table:style-name="ce9" table:formula="of:=IF([.C8]&lt;&gt;&quot;&quot;;[.C8]*5/75;&quot;&quot;)" office:value-type="float" office:value="3.33333333333333">
            <text:p>3,33</text:p>
          </table:table-cell>
          <table:table-cell table:style-name="ce9" table:formula="of:=IF([.D8]&lt;&gt;&quot;&quot;;[.D8]*5/40;&quot;&quot;)" office:value-type="float" office:value="5">
            <text:p>5</text:p>
          </table:table-cell>
          <table:table-cell table:formula="of:=IF(OR([.E8]&lt;&gt;&quot;&quot;;[.F8]&lt;&gt;&quot;&quot;);[.E8]+[.F8];&quot;&quot;)" office:value-type="float" office:value="8.33333333333333">
            <text:p>8,33</text:p>
          </table:table-cell>
          <table:table-cell table:number-columns-repeated="2"/>
        </table:table-row>
        <table:table-row table:style-name="ro2"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40">
            <text:p>40</text:p>
          </table:table-cell>
          <table:table-cell table:style-name="ce9" table:formula="of:=IF([.C9]&lt;&gt;&quot;&quot;;[.C9]*5/75;&quot;&quot;)" office:value-type="float" office:value="4.46666666666667">
            <text:p>4,47</text:p>
          </table:table-cell>
          <table:table-cell table:style-name="ce9" table:formula="of:=IF([.D9]&lt;&gt;&quot;&quot;;[.D9]*5/40;&quot;&quot;)" office:value-type="float" office:value="5">
            <text:p>5</text:p>
          </table:table-cell>
          <table:table-cell table:formula="of:=IF(OR([.E9]&lt;&gt;&quot;&quot;;[.F9]&lt;&gt;&quot;&quot;);[.E9]+[.F9];&quot;&quot;)" office:value-type="float" office:value="9.46666666666667">
            <text:p>9,47</text:p>
          </table:table-cell>
          <table:table-cell table:number-columns-repeated="2"/>
        </table:table-row>
        <table:table-row table:style-name="ro2"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number-columns-repeated="2" table:style-name="ce9"/>
          <table:table-cell table:style-name="ce9" table:formula="of:=IF([.C10]&lt;&gt;&quot;&quot;;[.C10]*5/75;&quot;&quot;)">
            <text:p/>
          </table:table-cell>
          <table:table-cell table:style-name="ce9" table:formula="of:=IF([.D10]&lt;&gt;&quot;&quot;;[.D10]*5/40;&quot;&quot;)">
            <text:p/>
          </table:table-cell>
          <table:table-cell table:formula="of:=IF(OR([.E10]&lt;&gt;&quot;&quot;;[.F10]&lt;&gt;&quot;&quot;);[.E10]+[.F10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0">
            <text:p>0</text:p>
          </table:table-cell>
          <table:table-cell table:style-name="ce9" table:formula="of:=IF([.C11]&lt;&gt;&quot;&quot;;[.C11]*5/75;&quot;&quot;)" office:value-type="float" office:value="3.66666666666667">
            <text:p>3,67</text:p>
          </table:table-cell>
          <table:table-cell table:style-name="ce9" table:formula="of:=IF([.D11]&lt;&gt;&quot;&quot;;[.D11]*5/40;&quot;&quot;)" office:value-type="float" office:value="0">
            <text:p>0</text:p>
          </table:table-cell>
          <table:table-cell table:formula="of:=IF(OR([.E11]&lt;&gt;&quot;&quot;;[.F11]&lt;&gt;&quot;&quot;);[.E11]+[.F11];&quot;&quot;)" office:value-type="float" office:value="3.66666666666667">
            <text:p>3,67</text:p>
          </table:table-cell>
          <table:table-cell table:number-columns-repeated="2"/>
        </table:table-row>
        <table:table-row table:style-name="ro2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30">
            <text:p>30</text:p>
          </table:table-cell>
          <table:table-cell table:style-name="ce9" table:formula="of:=IF([.C12]&lt;&gt;&quot;&quot;;[.C12]*5/75;&quot;&quot;)" office:value-type="float" office:value="4.13333333333333">
            <text:p>4,13</text:p>
          </table:table-cell>
          <table:table-cell table:style-name="ce9" table:formula="of:=IF([.D12]&lt;&gt;&quot;&quot;;[.D12]*5/40;&quot;&quot;)" office:value-type="float" office:value="3.75">
            <text:p>3,75</text:p>
          </table:table-cell>
          <table:table-cell table:formula="of:=IF(OR([.E12]&lt;&gt;&quot;&quot;;[.F12]&lt;&gt;&quot;&quot;);[.E12]+[.F12];&quot;&quot;)" office:value-type="float" office:value="7.88333333333333">
            <text:p>7,88</text:p>
          </table:table-cell>
          <table:table-cell table:number-columns-repeated="2"/>
        </table:table-row>
        <table:table-row table:style-name="ro2">
          <table:table-cell office:value-type="string">
            <text:p>37341615B</text:p>
          </table:table-cell>
          <table:table-cell office:value-type="string">
            <text:p>Cabanillas González, Sandra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7">
            <text:p>27</text:p>
          </table:table-cell>
          <table:table-cell table:style-name="ce9" table:formula="of:=IF([.C13]&lt;&gt;&quot;&quot;;[.C13]*5/75;&quot;&quot;)" office:value-type="float" office:value="3.33333333333333">
            <text:p>3,33</text:p>
          </table:table-cell>
          <table:table-cell table:style-name="ce9" table:formula="of:=IF([.D13]&lt;&gt;&quot;&quot;;[.D13]*5/40;&quot;&quot;)" office:value-type="float" office:value="3.375">
            <text:p>3,38</text:p>
          </table:table-cell>
          <table:table-cell table:formula="of:=IF(OR([.E13]&lt;&gt;&quot;&quot;;[.F13]&lt;&gt;&quot;&quot;);[.E13]+[.F13];&quot;&quot;)" office:value-type="float" office:value="6.70833333333333">
            <text:p>6,71</text:p>
          </table:table-cell>
          <table:table-cell table:number-columns-repeated="2"/>
        </table:table-row>
        <table:table-row table:style-name="ro2">
          <table:table-cell office:value-type="string">
            <text:p>43146662L</text:p>
          </table:table-cell>
          <table:table-cell office:value-type="string">
            <text:p>Cabeza Leonés, Ismael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35">
            <text:p>35</text:p>
          </table:table-cell>
          <table:table-cell table:style-name="ce9" table:formula="of:=IF([.C14]&lt;&gt;&quot;&quot;;[.C14]*5/75;&quot;&quot;)" office:value-type="float" office:value="4.66666666666667">
            <text:p>4,67</text:p>
          </table:table-cell>
          <table:table-cell table:style-name="ce9" table:formula="of:=IF([.D14]&lt;&gt;&quot;&quot;;[.D14]*5/40;&quot;&quot;)" office:value-type="float" office:value="4.375">
            <text:p>4,38</text:p>
          </table:table-cell>
          <table:table-cell table:formula="of:=IF(OR([.E14]&lt;&gt;&quot;&quot;;[.F14]&lt;&gt;&quot;&quot;);[.E14]+[.F14];&quot;&quot;)" office:value-type="float" office:value="9.04166666666667">
            <text:p>9,04</text:p>
          </table:table-cell>
          <table:table-cell table:number-columns-repeated="2"/>
        </table:table-row>
        <table:table-row table:style-name="ro2"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40">
            <text:p>40</text:p>
          </table:table-cell>
          <table:table-cell table:style-name="ce9" table:formula="of:=IF([.C15]&lt;&gt;&quot;&quot;;[.C15]*5/75;&quot;&quot;)" office:value-type="float" office:value="4.66666666666667">
            <text:p>4,67</text:p>
          </table:table-cell>
          <table:table-cell table:style-name="ce9" table:formula="of:=IF([.D15]&lt;&gt;&quot;&quot;;[.D15]*5/40;&quot;&quot;)" office:value-type="float" office:value="5">
            <text:p>5</text:p>
          </table:table-cell>
          <table:table-cell table:formula="of:=IF(OR([.E15]&lt;&gt;&quot;&quot;;[.F15]&lt;&gt;&quot;&quot;);[.E15]+[.F15];&quot;&quot;)"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16]&lt;&gt;&quot;&quot;;[.C16]*5/75;&quot;&quot;)" office:value-type="float" office:value="5">
            <text:p>5</text:p>
          </table:table-cell>
          <table:table-cell table:style-name="ce9" table:formula="of:=IF([.D16]&lt;&gt;&quot;&quot;;[.D16]*5/40;&quot;&quot;)" office:value-type="float" office:value="5">
            <text:p>5</text:p>
          </table:table-cell>
          <table:table-cell table:formula="of:=IF(OR([.E16]&lt;&gt;&quot;&quot;;[.F16]&lt;&gt;&quot;&quot;);[.E16]+[.F16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5">
            <text:p>15</text:p>
          </table:table-cell>
          <table:table-cell table:style-name="ce9" table:formula="of:=IF([.C17]&lt;&gt;&quot;&quot;;[.C17]*5/75;&quot;&quot;)" office:value-type="float" office:value="4">
            <text:p>4</text:p>
          </table:table-cell>
          <table:table-cell table:style-name="ce9" table:formula="of:=IF([.D17]&lt;&gt;&quot;&quot;;[.D17]*5/40;&quot;&quot;)" office:value-type="float" office:value="1.875">
            <text:p>1,88</text:p>
          </table:table-cell>
          <table:table-cell table:formula="of:=IF(OR([.E17]&lt;&gt;&quot;&quot;;[.F17]&lt;&gt;&quot;&quot;);[.E17]+[.F17];&quot;&quot;)" office:value-type="float" office:value="5.875">
            <text:p>5,88</text:p>
          </table:table-cell>
          <table:table-cell table:number-columns-repeated="2"/>
        </table:table-row>
        <table:table-row table:style-name="ro2"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30">
            <text:p>30</text:p>
          </table:table-cell>
          <table:table-cell table:style-name="ce9" table:formula="of:=IF([.C18]&lt;&gt;&quot;&quot;;[.C18]*5/75;&quot;&quot;)" office:value-type="float" office:value="3.66666666666667">
            <text:p>3,67</text:p>
          </table:table-cell>
          <table:table-cell table:style-name="ce9" table:formula="of:=IF([.D18]&lt;&gt;&quot;&quot;;[.D18]*5/40;&quot;&quot;)" office:value-type="float" office:value="3.75">
            <text:p>3,75</text:p>
          </table:table-cell>
          <table:table-cell table:formula="of:=IF(OR([.E18]&lt;&gt;&quot;&quot;;[.F18]&lt;&gt;&quot;&quot;);[.E18]+[.F18];&quot;&quot;)" office:value-type="float" office:value="7.41666666666667">
            <text:p>7,42</text:p>
          </table:table-cell>
          <table:table-cell table:number-columns-repeated="2"/>
        </table:table-row>
        <table:table-row table:style-name="ro2"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5">
            <text:p>15</text:p>
          </table:table-cell>
          <table:table-cell table:style-name="ce9" table:formula="of:=IF([.C19]&lt;&gt;&quot;&quot;;[.C19]*5/75;&quot;&quot;)" office:value-type="float" office:value="2.2">
            <text:p>2,2</text:p>
          </table:table-cell>
          <table:table-cell table:style-name="ce9" table:formula="of:=IF([.D19]&lt;&gt;&quot;&quot;;[.D19]*5/40;&quot;&quot;)" office:value-type="float" office:value="1.875">
            <text:p>1,88</text:p>
          </table:table-cell>
          <table:table-cell table:formula="of:=IF(OR([.E19]&lt;&gt;&quot;&quot;;[.F19]&lt;&gt;&quot;&quot;);[.E19]+[.F19];&quot;&quot;)" office:value-type="float" office:value="4.075">
            <text:p>4,08</text:p>
          </table:table-cell>
          <table:table-cell table:number-columns-repeated="2"/>
        </table:table-row>
        <table:table-row table:style-name="ro2"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5">
            <text:p>35</text:p>
          </table:table-cell>
          <table:table-cell table:style-name="ce9" table:formula="of:=IF([.C20]&lt;&gt;&quot;&quot;;[.C20]*5/75;&quot;&quot;)" office:value-type="float" office:value="5">
            <text:p>5</text:p>
          </table:table-cell>
          <table:table-cell table:style-name="ce9" table:formula="of:=IF([.D20]&lt;&gt;&quot;&quot;;[.D20]*5/40;&quot;&quot;)" office:value-type="float" office:value="4.375">
            <text:p>4,38</text:p>
          </table:table-cell>
          <table:table-cell table:formula="of:=IF(OR([.E20]&lt;&gt;&quot;&quot;;[.F20]&lt;&gt;&quot;&quot;);[.E20]+[.F20];&quot;&quot;)" office:value-type="float" office:value="9.375">
            <text:p>9,38</text:p>
          </table:table-cell>
          <table:table-cell table:number-columns-repeated="2"/>
        </table:table-row>
        <table:table-row table:style-name="ro2"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number-columns-repeated="2" table:style-name="ce9"/>
          <table:table-cell table:style-name="ce9" table:formula="of:=IF([.C21]&lt;&gt;&quot;&quot;;[.C21]*5/75;&quot;&quot;)">
            <text:p/>
          </table:table-cell>
          <table:table-cell table:style-name="ce9" table:formula="of:=IF([.D21]&lt;&gt;&quot;&quot;;[.D21]*5/40;&quot;&quot;)">
            <text:p/>
          </table:table-cell>
          <table:table-cell table:formula="of:=IF(OR([.E21]&lt;&gt;&quot;&quot;;[.F21]&lt;&gt;&quot;&quot;);[.E21]+[.F21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2">
            <text:p>32</text:p>
          </table:table-cell>
          <table:table-cell table:style-name="ce9" table:formula="of:=IF([.C22]&lt;&gt;&quot;&quot;;[.C22]*5/75;&quot;&quot;)" office:value-type="float" office:value="5">
            <text:p>5</text:p>
          </table:table-cell>
          <table:table-cell table:style-name="ce9" table:formula="of:=IF([.D22]&lt;&gt;&quot;&quot;;[.D22]*5/40;&quot;&quot;)" office:value-type="float" office:value="4">
            <text:p>4</text:p>
          </table:table-cell>
          <table:table-cell table:formula="of:=IF(OR([.E22]&lt;&gt;&quot;&quot;;[.F22]&lt;&gt;&quot;&quot;);[.E22]+[.F22];&quot;&quot;)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23]&lt;&gt;&quot;&quot;;[.C23]*5/75;&quot;&quot;)" office:value-type="float" office:value="5">
            <text:p>5</text:p>
          </table:table-cell>
          <table:table-cell table:style-name="ce9" table:formula="of:=IF([.D23]&lt;&gt;&quot;&quot;;[.D23]*5/40;&quot;&quot;)" office:value-type="float" office:value="5">
            <text:p>5</text:p>
          </table:table-cell>
          <table:table-cell table:formula="of:=IF(OR([.E23]&lt;&gt;&quot;&quot;;[.F23]&lt;&gt;&quot;&quot;);[.E23]+[.F23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number-columns-repeated="2" table:style-name="ce9"/>
          <table:table-cell table:style-name="ce9" table:formula="of:=IF([.C24]&lt;&gt;&quot;&quot;;[.C24]*5/75;&quot;&quot;)">
            <text:p/>
          </table:table-cell>
          <table:table-cell table:style-name="ce9" table:formula="of:=IF([.D24]&lt;&gt;&quot;&quot;;[.D24]*5/40;&quot;&quot;)">
            <text:p/>
          </table:table-cell>
          <table:table-cell table:formula="of:=IF(OR([.E24]&lt;&gt;&quot;&quot;;[.F24]&lt;&gt;&quot;&quot;);[.E24]+[.F24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5">
            <text:p>25</text:p>
          </table:table-cell>
          <table:table-cell table:style-name="ce9" table:formula="of:=IF([.C25]&lt;&gt;&quot;&quot;;[.C25]*5/75;&quot;&quot;)" office:value-type="float" office:value="4">
            <text:p>4</text:p>
          </table:table-cell>
          <table:table-cell table:style-name="ce9" table:formula="of:=IF([.D25]&lt;&gt;&quot;&quot;;[.D25]*5/40;&quot;&quot;)" office:value-type="float" office:value="3.125">
            <text:p>3,13</text:p>
          </table:table-cell>
          <table:table-cell table:formula="of:=IF(OR([.E25]&lt;&gt;&quot;&quot;;[.F25]&lt;&gt;&quot;&quot;);[.E25]+[.F25];&quot;&quot;)" office:value-type="float" office:value="7.125">
            <text:p>7,13</text:p>
          </table:table-cell>
          <table:table-cell table:number-columns-repeated="2"/>
        </table:table-row>
        <table:table-row table:style-name="ro2"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0">
            <text:p>40</text:p>
          </table:table-cell>
          <table:table-cell table:style-name="ce9" table:formula="of:=IF([.C26]&lt;&gt;&quot;&quot;;[.C26]*5/75;&quot;&quot;)" office:value-type="float" office:value="0.666666666666667">
            <text:p>0,67</text:p>
          </table:table-cell>
          <table:table-cell table:style-name="ce9" table:formula="of:=IF([.D26]&lt;&gt;&quot;&quot;;[.D26]*5/40;&quot;&quot;)" office:value-type="float" office:value="5">
            <text:p>5</text:p>
          </table:table-cell>
          <table:table-cell table:formula="of:=IF(OR([.E26]&lt;&gt;&quot;&quot;;[.F26]&lt;&gt;&quot;&quot;);[.E26]+[.F26];&quot;&quot;)" office:value-type="float" office:value="5.66666666666667">
            <text:p>5,67</text:p>
          </table:table-cell>
          <table:table-cell table:number-columns-repeated="2"/>
        </table:table-row>
        <table:table-row table:style-name="ro2"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8">
            <text:p>18</text:p>
          </table:table-cell>
          <table:table-cell table:style-name="ce9" table:formula="of:=IF([.C27]&lt;&gt;&quot;&quot;;[.C27]*5/75;&quot;&quot;)" office:value-type="float" office:value="2">
            <text:p>2</text:p>
          </table:table-cell>
          <table:table-cell table:style-name="ce9" table:formula="of:=IF([.D27]&lt;&gt;&quot;&quot;;[.D27]*5/40;&quot;&quot;)" office:value-type="float" office:value="2.25">
            <text:p>2,25</text:p>
          </table:table-cell>
          <table:table-cell table:formula="of:=IF(OR([.E27]&lt;&gt;&quot;&quot;;[.F27]&lt;&gt;&quot;&quot;);[.E27]+[.F27];&quot;&quot;)" office:value-type="float" office:value="4.25">
            <text:p>4,25</text:p>
          </table:table-cell>
          <table:table-cell table:number-columns-repeated="2"/>
        </table:table-row>
        <table:table-row table:style-name="ro2"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2" table:style-name="ce9"/>
          <table:table-cell table:style-name="ce9" table:formula="of:=IF([.C28]&lt;&gt;&quot;&quot;;[.C28]*5/75;&quot;&quot;)">
            <text:p/>
          </table:table-cell>
          <table:table-cell table:style-name="ce9" table:formula="of:=IF([.D28]&lt;&gt;&quot;&quot;;[.D28]*5/40;&quot;&quot;)">
            <text:p/>
          </table:table-cell>
          <table:table-cell table:formula="of:=IF(OR([.E28]&lt;&gt;&quot;&quot;;[.F28]&lt;&gt;&quot;&quot;);[.E28]+[.F28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27">
            <text:p>27</text:p>
          </table:table-cell>
          <table:table-cell table:style-name="ce9" table:formula="of:=IF([.C29]&lt;&gt;&quot;&quot;;[.C29]*5/75;&quot;&quot;)" office:value-type="float" office:value="3.66666666666667">
            <text:p>3,67</text:p>
          </table:table-cell>
          <table:table-cell table:style-name="ce9" table:formula="of:=IF([.D29]&lt;&gt;&quot;&quot;;[.D29]*5/40;&quot;&quot;)" office:value-type="float" office:value="3.375">
            <text:p>3,38</text:p>
          </table:table-cell>
          <table:table-cell table:formula="of:=IF(OR([.E29]&lt;&gt;&quot;&quot;;[.F29]&lt;&gt;&quot;&quot;);[.E29]+[.F29];&quot;&quot;)" office:value-type="float" office:value="7.04166666666667">
            <text:p>7,04</text:p>
          </table:table-cell>
          <table:table-cell table:number-columns-repeated="2"/>
        </table:table-row>
        <table:table-row table:style-name="ro2">
          <table:table-cell office:value-type="string">
            <text:p>43088337E</text:p>
          </table:table-cell>
          <table:table-cell office:value-type="string">
            <text:p>Jódar Roca, Jose Gustavo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5">
            <text:p>15</text:p>
          </table:table-cell>
          <table:table-cell table:style-name="ce9" table:formula="of:=IF([.C30]&lt;&gt;&quot;&quot;;[.C30]*5/75;&quot;&quot;)" office:value-type="float" office:value="3">
            <text:p>3</text:p>
          </table:table-cell>
          <table:table-cell table:style-name="ce9" table:formula="of:=IF([.D30]&lt;&gt;&quot;&quot;;[.D30]*5/40;&quot;&quot;)" office:value-type="float" office:value="1.875">
            <text:p>1,88</text:p>
          </table:table-cell>
          <table:table-cell table:formula="of:=IF(OR([.E30]&lt;&gt;&quot;&quot;;[.F30]&lt;&gt;&quot;&quot;);[.E30]+[.F30];&quot;&quot;)" office:value-type="float" office:value="4.875">
            <text:p>4,88</text:p>
          </table:table-cell>
          <table:table-cell table:number-columns-repeated="2"/>
        </table:table-row>
        <table:table-row table:style-name="ro2"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7">
            <text:p>27</text:p>
          </table:table-cell>
          <table:table-cell table:style-name="ce9" table:formula="of:=IF([.C31]&lt;&gt;&quot;&quot;;[.C31]*5/75;&quot;&quot;)" office:value-type="float" office:value="4.86666666666667">
            <text:p>4,87</text:p>
          </table:table-cell>
          <table:table-cell table:style-name="ce9" table:formula="of:=IF([.D31]&lt;&gt;&quot;&quot;;[.D31]*5/40;&quot;&quot;)" office:value-type="float" office:value="3.375">
            <text:p>3,38</text:p>
          </table:table-cell>
          <table:table-cell table:formula="of:=IF(OR([.E31]&lt;&gt;&quot;&quot;;[.F31]&lt;&gt;&quot;&quot;);[.E31]+[.F31];&quot;&quot;)" office:value-type="float" office:value="8.24166666666667">
            <text:p>8,24</text:p>
          </table:table-cell>
          <table:table-cell table:number-columns-repeated="2"/>
        </table:table-row>
        <table:table-row table:style-name="ro2"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27">
            <text:p>27</text:p>
          </table:table-cell>
          <table:table-cell table:style-name="ce9" table:formula="of:=IF([.C32]&lt;&gt;&quot;&quot;;[.C32]*5/75;&quot;&quot;)" office:value-type="float" office:value="3">
            <text:p>3</text:p>
          </table:table-cell>
          <table:table-cell table:style-name="ce9" table:formula="of:=IF([.D32]&lt;&gt;&quot;&quot;;[.D32]*5/40;&quot;&quot;)" office:value-type="float" office:value="3.375">
            <text:p>3,38</text:p>
          </table:table-cell>
          <table:table-cell table:formula="of:=IF(OR([.E32]&lt;&gt;&quot;&quot;;[.F32]&lt;&gt;&quot;&quot;);[.E32]+[.F32];&quot;&quot;)" office:value-type="float" office:value="6.375">
            <text:p>6,38</text:p>
          </table:table-cell>
          <table:table-cell table:number-columns-repeated="2"/>
        </table:table-row>
        <table:table-row table:style-name="ro2"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33]&lt;&gt;&quot;&quot;;[.C33]*5/75;&quot;&quot;)" office:value-type="float" office:value="5">
            <text:p>5</text:p>
          </table:table-cell>
          <table:table-cell table:style-name="ce9" table:formula="of:=IF([.D33]&lt;&gt;&quot;&quot;;[.D33]*5/40;&quot;&quot;)" office:value-type="float" office:value="5">
            <text:p>5</text:p>
          </table:table-cell>
          <table:table-cell table:formula="of:=IF(OR([.E33]&lt;&gt;&quot;&quot;;[.F33]&lt;&gt;&quot;&quot;);[.E33]+[.F33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40">
            <text:p>40</text:p>
          </table:table-cell>
          <table:table-cell table:style-name="ce9" table:formula="of:=IF([.C34]&lt;&gt;&quot;&quot;;[.C34]*5/75;&quot;&quot;)" office:value-type="float" office:value="4.66666666666667">
            <text:p>4,67</text:p>
          </table:table-cell>
          <table:table-cell table:style-name="ce9" table:formula="of:=IF([.D34]&lt;&gt;&quot;&quot;;[.D34]*5/40;&quot;&quot;)" office:value-type="float" office:value="5">
            <text:p>5</text:p>
          </table:table-cell>
          <table:table-cell table:formula="of:=IF(OR([.E34]&lt;&gt;&quot;&quot;;[.F34]&lt;&gt;&quot;&quot;);[.E34]+[.F34];&quot;&quot;)"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7">
            <text:p>17</text:p>
          </table:table-cell>
          <table:table-cell table:style-name="ce9" table:formula="of:=IF([.C35]&lt;&gt;&quot;&quot;;[.C35]*5/75;&quot;&quot;)" office:value-type="float" office:value="4">
            <text:p>4</text:p>
          </table:table-cell>
          <table:table-cell table:style-name="ce9" table:formula="of:=IF([.D35]&lt;&gt;&quot;&quot;;[.D35]*5/40;&quot;&quot;)" office:value-type="float" office:value="2.125">
            <text:p>2,13</text:p>
          </table:table-cell>
          <table:table-cell table:formula="of:=IF(OR([.E35]&lt;&gt;&quot;&quot;;[.F35]&lt;&gt;&quot;&quot;);[.E35]+[.F35];&quot;&quot;)" office:value-type="float" office:value="6.125">
            <text:p>6,13</text:p>
          </table:table-cell>
          <table:table-cell table:number-columns-repeated="2"/>
        </table:table-row>
        <table:table-row table:style-name="ro2"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7">
            <text:p>37</text:p>
          </table:table-cell>
          <table:table-cell table:style-name="ce9" table:formula="of:=IF([.C36]&lt;&gt;&quot;&quot;;[.C36]*5/75;&quot;&quot;)" office:value-type="float" office:value="5">
            <text:p>5</text:p>
          </table:table-cell>
          <table:table-cell table:style-name="ce9" table:formula="of:=IF([.D36]&lt;&gt;&quot;&quot;;[.D36]*5/40;&quot;&quot;)" office:value-type="float" office:value="4.625">
            <text:p>4,63</text:p>
          </table:table-cell>
          <table:table-cell table:formula="of:=IF(OR([.E36]&lt;&gt;&quot;&quot;;[.F36]&lt;&gt;&quot;&quot;);[.E36]+[.F36];&quot;&quot;)" office:value-type="float" office:value="9.625">
            <text:p>9,63</text:p>
          </table:table-cell>
          <table:table-cell table:number-columns-repeated="2"/>
        </table:table-row>
        <table:table-row table:style-name="ro2"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7">
            <text:p>37</text:p>
          </table:table-cell>
          <table:table-cell table:style-name="ce9" table:formula="of:=IF([.C37]&lt;&gt;&quot;&quot;;[.C37]*5/75;&quot;&quot;)" office:value-type="float" office:value="1.66666666666667">
            <text:p>1,67</text:p>
          </table:table-cell>
          <table:table-cell table:style-name="ce9" table:formula="of:=IF([.D37]&lt;&gt;&quot;&quot;;[.D37]*5/40;&quot;&quot;)" office:value-type="float" office:value="4.625">
            <text:p>4,63</text:p>
          </table:table-cell>
          <table:table-cell table:formula="of:=IF(OR([.E37]&lt;&gt;&quot;&quot;;[.F37]&lt;&gt;&quot;&quot;);[.E37]+[.F37];&quot;&quot;)" office:value-type="float" office:value="6.29166666666667">
            <text:p>6,29</text:p>
          </table:table-cell>
          <table:table-cell table:number-columns-repeated="2"/>
        </table:table-row>
        <table:table-row table:style-name="ro2"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38]&lt;&gt;&quot;&quot;;[.C38]*5/75;&quot;&quot;)" office:value-type="float" office:value="5">
            <text:p>5</text:p>
          </table:table-cell>
          <table:table-cell table:style-name="ce9" table:formula="of:=IF([.D38]&lt;&gt;&quot;&quot;;[.D38]*5/40;&quot;&quot;)" office:value-type="float" office:value="5">
            <text:p>5</text:p>
          </table:table-cell>
          <table:table-cell table:formula="of:=IF(OR([.E38]&lt;&gt;&quot;&quot;;[.F38]&lt;&gt;&quot;&quot;);[.E38]+[.F38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number-columns-repeated="2" table:style-name="ce9"/>
          <table:table-cell table:style-name="ce9" table:formula="of:=IF([.C39]&lt;&gt;&quot;&quot;;[.C39]*5/75;&quot;&quot;)">
            <text:p/>
          </table:table-cell>
          <table:table-cell table:style-name="ce9" table:formula="of:=IF([.D39]&lt;&gt;&quot;&quot;;[.D39]*5/40;&quot;&quot;)">
            <text:p/>
          </table:table-cell>
          <table:table-cell table:formula="of:=IF(OR([.E39]&lt;&gt;&quot;&quot;;[.F39]&lt;&gt;&quot;&quot;);[.E39]+[.F39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number-columns-repeated="2" table:style-name="ce9"/>
          <table:table-cell table:style-name="ce9" table:formula="of:=IF([.C40]&lt;&gt;&quot;&quot;;[.C40]*5/75;&quot;&quot;)">
            <text:p/>
          </table:table-cell>
          <table:table-cell table:style-name="ce9" table:formula="of:=IF([.D40]&lt;&gt;&quot;&quot;;[.D40]*5/40;&quot;&quot;)">
            <text:p/>
          </table:table-cell>
          <table:table-cell table:formula="of:=IF(OR([.E40]&lt;&gt;&quot;&quot;;[.F40]&lt;&gt;&quot;&quot;);[.E40]+[.F40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 table:style-name="ce9" office:value-type="float" office:value="47">
            <text:p>47</text:p>
          </table:table-cell>
          <table:table-cell table:style-name="ce10" office:value-type="float" office:value="20">
            <text:p>20</text:p>
          </table:table-cell>
          <table:table-cell table:style-name="ce9" table:formula="of:=IF([.C41]&lt;&gt;&quot;&quot;;[.C41]*5/75;&quot;&quot;)" office:value-type="float" office:value="3.13333333333333">
            <text:p>3,13</text:p>
          </table:table-cell>
          <table:table-cell table:style-name="ce9" table:formula="of:=IF([.D41]&lt;&gt;&quot;&quot;;[.D41]*5/40;&quot;&quot;)" office:value-type="float" office:value="2.5">
            <text:p>2,5</text:p>
          </table:table-cell>
          <table:table-cell table:formula="of:=IF(OR([.E41]&lt;&gt;&quot;&quot;;[.F41]&lt;&gt;&quot;&quot;);[.E41]+[.F41];&quot;&quot;)" office:value-type="float" office:value="5.63333333333333">
            <text:p>5,63</text:p>
          </table:table-cell>
          <table:table-cell table:number-columns-repeated="2"/>
        </table:table-row>
        <table:table-row table:style-name="ro2"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0">
            <text:p>40</text:p>
          </table:table-cell>
          <table:table-cell table:style-name="ce9" table:formula="of:=IF([.C42]&lt;&gt;&quot;&quot;;[.C42]*5/75;&quot;&quot;)" office:value-type="float" office:value="1.66666666666667">
            <text:p>1,67</text:p>
          </table:table-cell>
          <table:table-cell table:style-name="ce9" table:formula="of:=IF([.D42]&lt;&gt;&quot;&quot;;[.D42]*5/40;&quot;&quot;)" office:value-type="float" office:value="5">
            <text:p>5</text:p>
          </table:table-cell>
          <table:table-cell table:formula="of:=IF(OR([.E42]&lt;&gt;&quot;&quot;;[.F42]&lt;&gt;&quot;&quot;);[.E42]+[.F42];&quot;&quot;)" office:value-type="float" office:value="6.66666666666667">
            <text:p>6,67</text:p>
          </table:table-cell>
          <table:table-cell table:number-columns-repeated="2"/>
        </table:table-row>
        <table:table-row table:style-name="ro2"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5">
            <text:p>25</text:p>
          </table:table-cell>
          <table:table-cell table:style-name="ce9" table:formula="of:=IF([.C43]&lt;&gt;&quot;&quot;;[.C43]*5/75;&quot;&quot;)" office:value-type="float" office:value="3.33333333333333">
            <text:p>3,33</text:p>
          </table:table-cell>
          <table:table-cell table:style-name="ce9" table:formula="of:=IF([.D43]&lt;&gt;&quot;&quot;;[.D43]*5/40;&quot;&quot;)" office:value-type="float" office:value="3.125">
            <text:p>3,13</text:p>
          </table:table-cell>
          <table:table-cell table:formula="of:=IF(OR([.E43]&lt;&gt;&quot;&quot;;[.F43]&lt;&gt;&quot;&quot;);[.E43]+[.F43];&quot;&quot;)" office:value-type="float" office:value="6.45833333333333">
            <text:p>6,46</text:p>
          </table:table-cell>
          <table:table-cell table:number-columns-repeated="2"/>
        </table:table-row>
        <table:table-row table:style-name="ro2"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27">
            <text:p>27</text:p>
          </table:table-cell>
          <table:table-cell table:style-name="ce9" table:formula="of:=IF([.C44]&lt;&gt;&quot;&quot;;[.C44]*5/75;&quot;&quot;)" office:value-type="float" office:value="3.53333333333333">
            <text:p>3,53</text:p>
          </table:table-cell>
          <table:table-cell table:style-name="ce9" table:formula="of:=IF([.D44]&lt;&gt;&quot;&quot;;[.D44]*5/40;&quot;&quot;)" office:value-type="float" office:value="3.375">
            <text:p>3,38</text:p>
          </table:table-cell>
          <table:table-cell table:formula="of:=IF(OR([.E44]&lt;&gt;&quot;&quot;;[.F44]&lt;&gt;&quot;&quot;);[.E44]+[.F44];&quot;&quot;)" office:value-type="float" office:value="6.90833333333333">
            <text:p>6,91</text:p>
          </table:table-cell>
          <table:table-cell table:number-columns-repeated="2"/>
        </table:table-row>
        <table:table-row table:style-name="ro2"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number-columns-repeated="2" table:style-name="ce9"/>
          <table:table-cell table:style-name="ce9" table:formula="of:=IF([.C45]&lt;&gt;&quot;&quot;;[.C45]*5/75;&quot;&quot;)">
            <text:p/>
          </table:table-cell>
          <table:table-cell table:style-name="ce9" table:formula="of:=IF([.D45]&lt;&gt;&quot;&quot;;[.D45]*5/40;&quot;&quot;)">
            <text:p/>
          </table:table-cell>
          <table:table-cell office:value-type="float" office:value="4.34">
            <text:p>4,34</text:p>
          </table:table-cell>
          <table:table-cell office:value-type="string">
            <text:p>(Examen versió Antonio, fet en dia diferent que la resta)</text:p>
          </table:table-cell>
          <table:table-cell/>
        </table:table-row>
        <table:table-row table:style-name="ro2"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number-columns-repeated="2" table:style-name="ce9"/>
          <table:table-cell table:style-name="ce9" table:formula="of:=IF([.C46]&lt;&gt;&quot;&quot;;[.C46]*5/75;&quot;&quot;)">
            <text:p/>
          </table:table-cell>
          <table:table-cell table:style-name="ce9" table:formula="of:=IF([.D46]&lt;&gt;&quot;&quot;;[.D46]*5/40;&quot;&quot;)">
            <text:p/>
          </table:table-cell>
          <table:table-cell table:formula="of:=IF(OR([.E46]&lt;&gt;&quot;&quot;;[.F46]&lt;&gt;&quot;&quot;);[.E46]+[.F46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27">
            <text:p>27</text:p>
          </table:table-cell>
          <table:table-cell table:style-name="ce9" table:formula="of:=IF([.C47]&lt;&gt;&quot;&quot;;[.C47]*5/75;&quot;&quot;)" office:value-type="float" office:value="4.66666666666667">
            <text:p>4,67</text:p>
          </table:table-cell>
          <table:table-cell table:style-name="ce9" table:formula="of:=IF([.D47]&lt;&gt;&quot;&quot;;[.D47]*5/40;&quot;&quot;)" office:value-type="float" office:value="3.375">
            <text:p>3,38</text:p>
          </table:table-cell>
          <table:table-cell table:formula="of:=IF(OR([.E47]&lt;&gt;&quot;&quot;;[.F47]&lt;&gt;&quot;&quot;);[.E47]+[.F47];&quot;&quot;)" office:value-type="float" office:value="8.04166666666667">
            <text:p>8,04</text:p>
          </table:table-cell>
          <table:table-cell table:number-columns-repeated="2"/>
        </table:table-row>
        <table:table-row table:style-name="ro2"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5">
            <text:p>25</text:p>
          </table:table-cell>
          <table:table-cell table:style-name="ce9" table:formula="of:=IF([.C48]&lt;&gt;&quot;&quot;;[.C48]*5/75;&quot;&quot;)" office:value-type="float" office:value="1.33333333333333">
            <text:p>1,33</text:p>
          </table:table-cell>
          <table:table-cell table:style-name="ce9" table:formula="of:=IF([.D48]&lt;&gt;&quot;&quot;;[.D48]*5/40;&quot;&quot;)" office:value-type="float" office:value="3.125">
            <text:p>3,13</text:p>
          </table:table-cell>
          <table:table-cell table:formula="of:=IF(OR([.E48]&lt;&gt;&quot;&quot;;[.F48]&lt;&gt;&quot;&quot;);[.E48]+[.F48];&quot;&quot;)" office:value-type="float" office:value="4.45833333333333">
            <text:p>4,46</text:p>
          </table:table-cell>
          <table:table-cell table:number-columns-repeated="2"/>
        </table:table-row>
        <table:table-row table:style-name="ro2"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25">
            <text:p>25</text:p>
          </table:table-cell>
          <table:table-cell table:style-name="ce9" table:formula="of:=IF([.C49]&lt;&gt;&quot;&quot;;[.C49]*5/75;&quot;&quot;)" office:value-type="float" office:value="3.8">
            <text:p>3,8</text:p>
          </table:table-cell>
          <table:table-cell table:style-name="ce9" table:formula="of:=IF([.D49]&lt;&gt;&quot;&quot;;[.D49]*5/40;&quot;&quot;)" office:value-type="float" office:value="3.125">
            <text:p>3,13</text:p>
          </table:table-cell>
          <table:table-cell table:formula="of:=IF(OR([.E49]&lt;&gt;&quot;&quot;;[.F49]&lt;&gt;&quot;&quot;);[.E49]+[.F49];&quot;&quot;)" office:value-type="float" office:value="6.925">
            <text:p>6,93</text:p>
          </table:table-cell>
          <table:table-cell table:number-columns-repeated="2"/>
        </table:table-row>
        <table:table-row table:style-name="ro2"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50]&lt;&gt;&quot;&quot;;[.C50]*5/75;&quot;&quot;)" office:value-type="float" office:value="5">
            <text:p>5</text:p>
          </table:table-cell>
          <table:table-cell table:style-name="ce9" table:formula="of:=IF([.D50]&lt;&gt;&quot;&quot;;[.D50]*5/40;&quot;&quot;)" office:value-type="float" office:value="5">
            <text:p>5</text:p>
          </table:table-cell>
          <table:table-cell table:formula="of:=IF(OR([.E50]&lt;&gt;&quot;&quot;;[.F50]&lt;&gt;&quot;&quot;);[.E50]+[.F50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9">
            <text:p>29</text:p>
          </table:table-cell>
          <table:table-cell table:style-name="ce9" table:formula="of:=IF([.C51]&lt;&gt;&quot;&quot;;[.C51]*5/75;&quot;&quot;)" office:value-type="float" office:value="2.33333333333333">
            <text:p>2,33</text:p>
          </table:table-cell>
          <table:table-cell table:style-name="ce9" table:formula="of:=IF([.D51]&lt;&gt;&quot;&quot;;[.D51]*5/40;&quot;&quot;)" office:value-type="float" office:value="3.625">
            <text:p>3,63</text:p>
          </table:table-cell>
          <table:table-cell table:formula="of:=IF(OR([.E51]&lt;&gt;&quot;&quot;;[.F51]&lt;&gt;&quot;&quot;);[.E51]+[.F51];&quot;&quot;)" office:value-type="float" office:value="5.95833333333333">
            <text:p>5,96</text:p>
          </table:table-cell>
          <table:table-cell table:number-columns-repeated="2"/>
        </table:table-row>
        <table:table-row table:style-name="ro2"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40">
            <text:p>40</text:p>
          </table:table-cell>
          <table:table-cell table:style-name="ce9" table:formula="of:=IF([.C52]&lt;&gt;&quot;&quot;;[.C52]*5/75;&quot;&quot;)" office:value-type="float" office:value="4">
            <text:p>4</text:p>
          </table:table-cell>
          <table:table-cell table:style-name="ce9" table:formula="of:=IF([.D52]&lt;&gt;&quot;&quot;;[.D52]*5/40;&quot;&quot;)" office:value-type="float" office:value="5">
            <text:p>5</text:p>
          </table:table-cell>
          <table:table-cell table:formula="of:=IF(OR([.E52]&lt;&gt;&quot;&quot;;[.F52]&lt;&gt;&quot;&quot;);[.E52]+[.F52];&quot;&quot;)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number-columns-repeated="2" table:style-name="ce9"/>
          <table:table-cell table:style-name="ce9" table:formula="of:=IF([.C53]&lt;&gt;&quot;&quot;;[.C53]*5/75;&quot;&quot;)">
            <text:p/>
          </table:table-cell>
          <table:table-cell table:style-name="ce9" table:formula="of:=IF([.D53]&lt;&gt;&quot;&quot;;[.D53]*5/40;&quot;&quot;)">
            <text:p/>
          </table:table-cell>
          <table:table-cell table:formula="of:=IF(OR([.E53]&lt;&gt;&quot;&quot;;[.F53]&lt;&gt;&quot;&quot;);[.E53]+[.F53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number-columns-repeated="2" table:style-name="ce9"/>
          <table:table-cell table:style-name="ce9" table:formula="of:=IF([.C54]&lt;&gt;&quot;&quot;;[.C54]*5/75;&quot;&quot;)">
            <text:p/>
          </table:table-cell>
          <table:table-cell table:style-name="ce9" table:formula="of:=IF([.D54]&lt;&gt;&quot;&quot;;[.D54]*5/40;&quot;&quot;)">
            <text:p/>
          </table:table-cell>
          <table:table-cell table:formula="of:=IF(OR([.E54]&lt;&gt;&quot;&quot;;[.F54]&lt;&gt;&quot;&quot;);[.E54]+[.F54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number-columns-repeated="2" table:style-name="ce9"/>
          <table:table-cell table:style-name="ce9" table:formula="of:=IF([.C55]&lt;&gt;&quot;&quot;;[.C55]*5/75;&quot;&quot;)">
            <text:p/>
          </table:table-cell>
          <table:table-cell table:style-name="ce9" table:formula="of:=IF([.D55]&lt;&gt;&quot;&quot;;[.D55]*5/40;&quot;&quot;)">
            <text:p/>
          </table:table-cell>
          <table:table-cell table:formula="of:=IF(OR([.E55]&lt;&gt;&quot;&quot;;[.F55]&lt;&gt;&quot;&quot;);[.E55]+[.F55];&quot;&quot;)">
            <text:p/>
          </table:table-cell>
          <table:table-cell table:number-columns-repeated="2"/>
        </table:table-row>
        <table:table-row table:style-name="ro2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25">
            <text:p>9,6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46666666666667">
            <text:p>9,4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375">
            <text:p>9,3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04166666666667">
            <text:p>9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33333333333333">
            <text:p>8,3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24166666666667">
            <text:p>8,2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04166666666667">
            <text:p>8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88333333333333">
            <text:p>7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41666666666667">
            <text:p>7,42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125">
            <text:p>7,1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04166666666667">
            <text:p>7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925">
            <text:p>6,9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90833333333333">
            <text:p>6,9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70833333333333">
            <text:p>6,7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66666666666667">
            <text:p>6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45833333333333">
            <text:p>6,4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375">
            <text:p>6,3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29166666666667">
            <text:p>6,2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125">
            <text:p>6,1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95833333333333">
            <text:p>5,9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875">
            <text:p>5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66666666666667">
            <text:p>5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63333333333333">
            <text:p>5,6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875">
            <text:p>4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45833333333333">
            <text:p>4,4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25">
            <text:p>4,25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075">
            <text:p>4,0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3.66666666666667">
            <text:p>3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Mediana</text:p>
          </table:table-cell>
          <table:table-cell table:formula="of:=MEDIAN([.G60:.G96])" office:value-type="float" office:value="7.125">
            <text:p>7,13</text:p>
          </table:table-cell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Mitjana</text:p>
          </table:table-cell>
          <table:table-cell table:formula="of:=AVERAGE([.G60:.G96])" office:value-type="float" office:value="7.45518018018018">
            <text:p>7,46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G60:Sheet1.G9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/04/2012</text:date>, <text:time>11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5M20S</meta:editing-duration>
    <meta:editing-cycles>8</meta:editing-cycles>
    <meta:generator>OpenOffice.org/3.3$Unix OpenOffice.org_project/330m20$Build-9567</meta:generator>
    <dc:date>2012-04-03T11:58:40</dc:date>
    <dc:creator>José Luis Lisani</dc:creator>
    <meta:document-statistic meta:table-count="3" meta:cell-count="390" meta:object-count="0"/>
    <meta:user-defined meta:name="Info 1"/>
    <meta:user-defined meta:name="Info 2"/>
    <meta:user-defined meta:name="Info 3"/>
    <meta:user-defined meta:name="Info 4"/>
  </office:meta>
</office:document-meta>
</file>